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9f1a" officeooo:paragraph-rsid="0017906a"/>
    </style:style>
    <style:style style:name="P2" style:family="paragraph" style:parent-style-name="Text_20_body">
      <style:text-properties officeooo:rsid="00159f1a" officeooo:paragraph-rsid="0018a905"/>
    </style:style>
    <style:style style:name="P3" style:family="paragraph" style:parent-style-name="Text_20_body">
      <style:text-properties officeooo:rsid="00159f1a" officeooo:paragraph-rsid="002104d5"/>
    </style:style>
    <style:style style:name="P4" style:family="paragraph" style:parent-style-name="Text_20_body">
      <style:text-properties officeooo:rsid="00159f1a" officeooo:paragraph-rsid="0024bf46"/>
    </style:style>
    <style:style style:name="P5" style:family="paragraph" style:parent-style-name="Text_20_body">
      <style:text-properties officeooo:rsid="00159f1a" officeooo:paragraph-rsid="002688cd"/>
    </style:style>
    <style:style style:name="P6" style:family="paragraph" style:parent-style-name="Text_20_body">
      <style:text-properties officeooo:rsid="00159f1a" officeooo:paragraph-rsid="00296e2f"/>
    </style:style>
    <style:style style:name="P7" style:family="paragraph" style:parent-style-name="Text_20_body">
      <style:text-properties officeooo:paragraph-rsid="002104d5"/>
    </style:style>
    <style:style style:name="P8" style:family="paragraph" style:parent-style-name="Text_20_body">
      <style:text-properties officeooo:paragraph-rsid="002688cd"/>
    </style:style>
    <style:style style:name="P9" style:family="paragraph" style:parent-style-name="Text_20_body">
      <style:paragraph-properties fo:text-align="end" style:justify-single-word="false"/>
      <style:text-properties officeooo:paragraph-rsid="002688cd"/>
    </style:style>
    <style:style style:name="P10" style:family="paragraph" style:parent-style-name="Standard">
      <style:text-properties officeooo:rsid="0013d6e1" officeooo:paragraph-rsid="0013d6e1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9f1a" officeooo:paragraph-rsid="0017906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59f1a" officeooo:paragraph-rsid="0024f39a" style:font-weight-asian="bold" style:font-weight-complex="bold"/>
    </style:style>
    <style:style style:name="P13" style:family="paragraph" style:parent-style-name="Standard">
      <style:text-properties fo:font-weight="normal" officeooo:rsid="0013d6e1" officeooo:paragraph-rsid="0013d6e1" style:font-weight-asian="normal" style:font-weight-complex="normal"/>
    </style:style>
    <style:style style:name="P14" style:family="paragraph" style:parent-style-name="Standard">
      <style:text-properties officeooo:rsid="00159f1a" officeooo:paragraph-rsid="00159f1a"/>
    </style:style>
    <style:style style:name="P15" style:family="paragraph" style:parent-style-name="Standard">
      <style:text-properties officeooo:rsid="00159f1a" officeooo:paragraph-rsid="0017906a"/>
    </style:style>
    <style:style style:name="P16" style:family="paragraph" style:parent-style-name="Standard">
      <style:text-properties style:text-position="0% 100%" officeooo:rsid="0017906a" officeooo:paragraph-rsid="0017906a"/>
    </style:style>
    <style:style style:name="P17" style:family="paragraph" style:parent-style-name="Standard">
      <style:text-properties style:text-position="0% 100%" officeooo:rsid="0013d6e1" officeooo:paragraph-rsid="0017906a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59f1a" officeooo:paragraph-rsid="0017906a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59f1a" officeooo:paragraph-rsid="002104d5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59f1a" officeooo:paragraph-rsid="00313390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59f1a" officeooo:paragraph-rsid="003e0ef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59f1a" officeooo:paragraph-rsid="00481ca1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rsid="0013d6e1" officeooo:paragraph-rsid="0013d6e1"/>
    </style:style>
    <style:style style:name="P24" style:family="paragraph" style:parent-style-name="Text_20_body">
      <style:text-properties officeooo:rsid="00159f1a" officeooo:paragraph-rsid="002688cd"/>
    </style:style>
    <style:style style:name="P25" style:family="paragraph" style:parent-style-name="Text_20_body">
      <style:text-properties officeooo:rsid="00159f1a" officeooo:paragraph-rsid="0024bf46"/>
    </style:style>
    <style:style style:name="P26" style:family="paragraph" style:parent-style-name="Text_20_body">
      <style:text-properties officeooo:rsid="00159f1a" officeooo:paragraph-rsid="0032fe9f"/>
    </style:style>
    <style:style style:name="P27" style:family="paragraph" style:parent-style-name="Text_20_body">
      <style:text-properties officeooo:rsid="00159f1a" officeooo:paragraph-rsid="00341dea"/>
    </style:style>
    <style:style style:name="P28" style:family="paragraph" style:parent-style-name="Text_20_body">
      <style:paragraph-properties fo:text-align="justify" style:justify-single-word="false"/>
      <style:text-properties officeooo:rsid="00159f1a" officeooo:paragraph-rsid="0032fe9f"/>
    </style:style>
    <style:style style:name="P29" style:family="paragraph" style:parent-style-name="Text_20_body">
      <style:paragraph-properties fo:text-align="justify" style:justify-single-word="false"/>
      <style:text-properties officeooo:rsid="00159f1a" officeooo:paragraph-rsid="00341dea"/>
    </style:style>
    <style:style style:name="P30" style:family="paragraph" style:parent-style-name="Text_20_body">
      <style:paragraph-properties fo:text-align="justify" style:justify-single-word="false"/>
      <style:text-properties officeooo:rsid="00159f1a" officeooo:paragraph-rsid="004049ab"/>
    </style:style>
    <style:style style:name="P31" style:family="paragraph" style:parent-style-name="Text_20_body">
      <style:text-properties officeooo:rsid="00159f1a" officeooo:paragraph-rsid="0018a905"/>
    </style:style>
    <style:style style:name="P32" style:family="paragraph" style:parent-style-name="Text_20_body">
      <style:text-properties officeooo:rsid="00159f1a" officeooo:paragraph-rsid="00366774"/>
    </style:style>
    <style:style style:name="P33" style:family="paragraph" style:parent-style-name="Text_20_body">
      <style:text-properties officeooo:rsid="00159f1a" officeooo:paragraph-rsid="0037a4f1"/>
    </style:style>
    <style:style style:name="P34" style:family="paragraph" style:parent-style-name="Text_20_body">
      <style:text-properties officeooo:rsid="00159f1a" officeooo:paragraph-rsid="003e0efb"/>
    </style:style>
    <style:style style:name="P35" style:family="paragraph" style:parent-style-name="Text_20_body">
      <style:paragraph-properties fo:text-align="end" style:justify-single-word="false"/>
      <style:text-properties officeooo:rsid="00159f1a" officeooo:paragraph-rsid="003ee1c0"/>
    </style:style>
    <style:style style:name="P36" style:family="paragraph" style:parent-style-name="Text_20_body">
      <style:text-properties officeooo:rsid="00159f1a" officeooo:paragraph-rsid="003fdc0a"/>
    </style:style>
    <style:style style:name="P37" style:family="paragraph" style:parent-style-name="Text_20_body">
      <style:text-properties officeooo:rsid="00159f1a" officeooo:paragraph-rsid="00481ca1"/>
    </style:style>
    <style:style style:name="P38" style:family="paragraph" style:parent-style-name="Text_20_body">
      <style:text-properties fo:font-weight="bold" officeooo:rsid="00159f1a" officeooo:paragraph-rsid="0024bf46" style:font-weight-asian="bold" style:font-weight-complex="bold"/>
    </style:style>
    <style:style style:name="P39" style:family="paragraph" style:parent-style-name="Text_20_body">
      <style:text-properties officeooo:paragraph-rsid="003ee1c0"/>
    </style:style>
    <style:style style:name="P40" style:family="paragraph" style:parent-style-name="Text_20_body">
      <style:text-properties style:text-underline-style="none" officeooo:paragraph-rsid="003ee1c0"/>
    </style:style>
    <style:style style:name="P41" style:family="paragraph" style:parent-style-name="Text_20_body">
      <style:text-properties officeooo:paragraph-rsid="004049ab"/>
    </style:style>
    <style:style style:name="P42" style:family="paragraph" style:parent-style-name="Text_20_body">
      <style:paragraph-properties fo:padding="0.049cm" fo:border="0.06pt solid #000000" style:shadow="none"/>
      <style:text-properties officeooo:rsid="00159f1a" officeooo:paragraph-rsid="002b7a7e"/>
    </style:style>
    <style:style style:name="P43" style:family="paragraph" style:parent-style-name="Text_20_body">
      <style:paragraph-properties fo:padding="0.049cm" fo:border="0.06pt solid #000000" style:shadow="none"/>
      <style:text-properties officeooo:rsid="00159f1a" officeooo:paragraph-rsid="002d326b"/>
    </style:style>
    <style:style style:name="P44" style:family="paragraph" style:parent-style-name="Text_20_body">
      <style:paragraph-properties fo:padding="0.049cm" fo:border="0.06pt solid #000000" style:shadow="none"/>
      <style:text-properties officeooo:rsid="00159f1a" officeooo:paragraph-rsid="0032fe9f"/>
    </style:style>
    <style:style style:name="P45" style:family="paragraph" style:parent-style-name="Text_20_body">
      <style:paragraph-properties fo:padding="0.049cm" fo:border="0.06pt solid #000000" style:shadow="none"/>
      <style:text-properties officeooo:rsid="00159f1a" officeooo:paragraph-rsid="003e0efb"/>
    </style:style>
    <style:style style:name="P46" style:family="paragraph" style:parent-style-name="Text_20_body">
      <style:paragraph-properties fo:padding="0.049cm" fo:border="0.06pt solid #000000" style:shadow="none"/>
      <style:text-properties officeooo:rsid="00159f1a" officeooo:paragraph-rsid="00481ca1"/>
    </style:style>
    <style:style style:name="T1" style:family="text">
      <style:text-properties officeooo:rsid="0017906a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0% 100%" style:font-name="Liberation Serif1" officeooo:rsid="0019fce4" style:font-name-asian="Liberation Serif1" style:font-name-complex="Liberation Serif1"/>
    </style:style>
    <style:style style:name="T4" style:family="text">
      <style:text-properties officeooo:rsid="0018a905"/>
    </style:style>
    <style:style style:name="T5" style:family="text">
      <style:text-properties style:font-name="Liberation Serif1" officeooo:rsid="0018a905" style:font-name-asian="Liberation Serif1" style:font-name-complex="Liberation Serif1"/>
    </style:style>
    <style:style style:name="T6" style:family="text">
      <style:text-properties style:font-name="Liberation Serif1" officeooo:rsid="0019fce4" style:font-name-asian="Liberation Serif1" style:font-name-complex="Liberation Serif1"/>
    </style:style>
    <style:style style:name="T7" style:family="text">
      <style:text-properties style:font-name="Liberation Serif1" officeooo:rsid="002104d5" style:font-name-asian="Liberation Serif1" style:font-name-complex="Liberation Serif1"/>
    </style:style>
    <style:style style:name="T8" style:family="text">
      <style:text-properties style:font-name="Liberation Serif1" officeooo:rsid="0017906a" style:font-name-asian="Liberation Serif1" style:font-name-complex="Liberation Serif1"/>
    </style:style>
    <style:style style:name="T9" style:family="text">
      <style:text-properties style:font-name="Liberation Serif1" officeooo:rsid="002688cd" style:font-name-asian="Liberation Serif1" style:font-name-complex="Liberation Serif1"/>
    </style:style>
    <style:style style:name="T10" style:family="text">
      <style:text-properties style:font-name="Liberation Serif1" officeooo:rsid="00296e2f" style:font-name-asian="Liberation Serif1" style:font-name-complex="Liberation Serif1"/>
    </style:style>
    <style:style style:name="T11" style:family="text">
      <style:text-properties style:font-name="Liberation Serif1" officeooo:rsid="002efe49" style:font-name-asian="Liberation Serif1" style:font-name-complex="Liberation Serif1"/>
    </style:style>
    <style:style style:name="T12" style:family="text">
      <style:text-properties style:font-name="Liberation Serif1" officeooo:rsid="00341dea" style:font-name-asian="Liberation Serif1" style:font-name-complex="Liberation Serif1"/>
    </style:style>
    <style:style style:name="T13" style:family="text">
      <style:text-properties style:font-name="Liberation Serif1" officeooo:rsid="0035b11f" style:font-name-asian="Liberation Serif1" style:font-name-complex="Liberation Serif1"/>
    </style:style>
    <style:style style:name="T14" style:family="text">
      <style:text-properties style:font-name="Liberation Serif1" officeooo:rsid="0037a4f1" style:font-name-asian="Liberation Serif1" style:font-name-complex="Liberation Serif1"/>
    </style:style>
    <style:style style:name="T15" style:family="text">
      <style:text-properties style:font-name="Liberation Serif1" officeooo:rsid="003ee1c0" style:font-name-asian="Liberation Serif1" style:font-name-complex="Liberation Serif1"/>
    </style:style>
    <style:style style:name="T16" style:family="text">
      <style:text-properties style:font-name="Liberation Serif1" officeooo:rsid="003fdc0a" style:font-name-asian="Liberation Serif1" style:font-name-complex="Liberation Serif1"/>
    </style:style>
    <style:style style:name="T17" style:family="text">
      <style:text-properties style:font-name="Liberation Serif1" officeooo:rsid="004049ab" style:font-name-asian="Liberation Serif1" style:font-name-complex="Liberation Serif1"/>
    </style:style>
    <style:style style:name="T18" style:family="text">
      <style:text-properties style:font-name="Liberation Serif1" officeooo:rsid="00481ca1" style:font-name-asian="Liberation Serif1" style:font-name-complex="Liberation Serif1"/>
    </style:style>
    <style:style style:name="T19" style:family="text">
      <style:text-properties style:font-name="Liberation Serif1" style:text-underline-style="solid" style:text-underline-width="auto" style:text-underline-color="font-color" fo:font-weight="normal" officeooo:rsid="002688cd" style:font-name-asian="Liberation Serif1" style:font-weight-asian="normal" style:font-name-complex="Liberation Serif1" style:font-weight-complex="normal"/>
    </style:style>
    <style:style style:name="T20" style:family="text">
      <style:text-properties style:font-name="Liberation Serif1" style:text-underline-style="none" fo:font-weight="normal" officeooo:rsid="002688cd" style:font-name-asian="Liberation Serif1" style:font-weight-asian="normal" style:font-name-complex="Liberation Serif1" style:font-weight-complex="normal"/>
    </style:style>
    <style:style style:name="T21" style:family="text">
      <style:text-properties style:font-name="Liberation Serif1" fo:font-style="italic" style:text-underline-style="none" fo:font-weight="normal" officeooo:rsid="002688cd" style:font-name-asian="Liberation Serif1" style:font-style-asian="italic" style:font-weight-asian="normal" style:font-name-complex="Liberation Serif1" style:font-style-complex="italic" style:font-weight-complex="normal"/>
    </style:style>
    <style:style style:name="T22" style:family="text">
      <style:text-properties style:font-name="Liberation Serif1" fo:font-style="italic" officeooo:rsid="004049ab" style:font-name-asian="Liberation Serif1" style:font-style-asian="italic" style:font-name-complex="Liberation Serif1" style:font-style-complex="italic"/>
    </style:style>
    <style:style style:name="T23" style:family="text">
      <style:text-properties style:font-name="Liberation Serif1" fo:font-style="normal" style:text-underline-style="none" fo:font-weight="normal" officeooo:rsid="002688cd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style:font-name="Liberation Serif1" fo:font-style="normal" officeooo:rsid="004049ab" style:font-name-asian="Liberation Serif1" style:font-style-asian="normal" style:font-name-complex="Liberation Serif1" style:font-style-complex="normal"/>
    </style:style>
    <style:style style:name="T25" style:family="text">
      <style:text-properties style:font-name="Liberation Serif1" fo:font-style="normal" officeooo:rsid="00423c21" style:font-name-asian="Liberation Serif1" style:font-style-asian="normal" style:font-name-complex="Liberation Serif1" style:font-style-complex="normal"/>
    </style:style>
    <style:style style:name="T26" style:family="text">
      <style:text-properties style:font-name="Liberation Serif1" fo:font-weight="normal" officeooo:rsid="00341dea" style:font-name-asian="Liberation Serif1" style:font-weight-asian="normal" style:font-name-complex="Liberation Serif1" style:font-weight-complex="normal"/>
    </style:style>
    <style:style style:name="T27" style:family="text">
      <style:text-properties officeooo:rsid="001b7560"/>
    </style:style>
    <style:style style:name="T28" style:family="text">
      <style:text-properties officeooo:rsid="001f6af2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7906a" style:font-weight-asian="bold" style:font-weight-complex="bold"/>
    </style:style>
    <style:style style:name="T31" style:family="text">
      <style:text-properties fo:font-weight="bold" officeooo:rsid="001f6af2" style:font-weight-asian="bold" style:font-weight-complex="bold"/>
    </style:style>
    <style:style style:name="T32" style:family="text">
      <style:text-properties fo:font-weight="bold" officeooo:rsid="00313390" style:font-weight-asian="bold" style:font-weight-complex="bold"/>
    </style:style>
    <style:style style:name="T33" style:family="text">
      <style:text-properties fo:font-weight="bold" officeooo:rsid="003c424e" style:font-weight-asian="bold" style:font-weight-complex="bold"/>
    </style:style>
    <style:style style:name="T34" style:family="text">
      <style:text-properties fo:font-weight="bold" officeooo:rsid="0049fd7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2b7a7e"/>
    </style:style>
    <style:style style:name="T37" style:family="text">
      <style:text-properties officeooo:rsid="00313390"/>
    </style:style>
    <style:style style:name="T38" style:family="text">
      <style:text-properties officeooo:rsid="003e0efb"/>
    </style:style>
    <style:style style:name="T39" style:family="text">
      <style:text-properties officeooo:rsid="00481ca1"/>
    </style:style>
    <style:style style:name="T40" style:family="text">
      <style:text-properties officeooo:rsid="0049fd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9">Continuité pédagogique en Lettres / </text:span><text:span text:style-name="T34">6e</text:span></text:p>
      <text:p text:style-name="P16"/>
      <text:p text:style-name="P11">---- <text:span text:style-name="T1">semaine n°1</text:span> [04/01 → 08/01] ----</text:p>
      <text:p text:style-name="P11"/>
      <text:p text:style-name="P42"><text:span text:style-name="Strong_20_Emphasis"><text:span text:style-name="T36">cas particulier : vous ne pouvez pas participer aux cours en visio-conférence</text:span></text:span></text:p>
      <text:p text:style-name="P42"><text:span text:style-name="Strong_20_Emphasis"><text:span text:style-name="T36">Dans ce cas, </text:span></text:span></text:p>
      <text:p text:style-name="P1"><text:span text:style-name="Strong_20_Emphasis"><text:span text:style-name="T5">■ </text:span></text:span><text:span text:style-name="Strong_20_Emphasis"><text:span text:style-name="T4">objectif principal de la semaine : réussir le devoir portant sur une œuvre d’art déjà vue en cours</text:span></text:span></text:p>
      <text:p text:style-name="P2"><text:span text:style-name="Strong_20_Emphasis"><text:span text:style-name="T5">■ </text:span></text:span><text:span text:style-name="Strong_20_Emphasis"><text:span text:style-name="T1">temps à consacrer à la révision : 2 heures</text:span></text:span></text:p>
      <text:p text:style-name="P32"><text:span text:style-name="Strong_20_Emphasis"><text:span text:style-name="T5">■ </text:span></text:span><text:span text:style-name="Strong_20_Emphasis"><text:span text:style-name="T6">matériel pédagogique requis : cahier, accès internet pour revoir les œuvres d’arts déjà étudiées</text:span></text:span></text:p>
      <text:p text:style-name="P2"><text:span text:style-name="Strong_20_Emphasis"><text:span text:style-name="T5">■ </text:span></text:span><text:span text:style-name="Strong_20_Emphasis"><text:span text:style-name="T1">Pour s’entraîner, les trois questions posées dans le devoir seront :</text:span></text:span></text:p>
      <text:p text:style-name="Text_20_body">1) Décrivez cette œuvre <text:span text:style-name="T27">[conseil : utiliser le vocabulaire technique vu en cours]</text:span></text:p>
      <text:p text:style-name="Text_20_body">2) Appréciez-vous cette œuvre ? <text:span text:style-name="T27">[conseil : Oui/Non car … Cette œuvre me rappelle une autre œuvre …]</text:span></text:p>
      <text:p text:style-name="Text_20_body">3) Quel rapport existe-t-il entre cette œuvre et la question posée en cours ? <text:span text:style-name="T27">[conseil : Redonner la question en gras qui apparaît avant l’oeuvre d’art étudiée]</text:span></text:p>
      <text:p text:style-name="P3"><text:span text:style-name="Strong_20_Emphasis"><text:span text:style-name="T5">■■</text:span></text:span><text:span text:style-name="Strong_20_Emphasis"><text:span text:style-name="T7"> si vous en avez le temps (15 minutes), vous pouvez essayer de t</text:span></text:span><text:span text:style-name="Strong_20_Emphasis"><text:span text:style-name="T10">rouver</text:span></text:span><text:span text:style-name="Strong_20_Emphasis"><text:span text:style-name="T7"> la clef de l’énigme suivante :</text:span></text:span></text:p>
      <text:p text:style-name="P7">« Tu n'as ni goût, ni couleur, ni arôme, on ne peut pas te définir, on te goûte sans te connaître. Tu n'es pas nécessaire à la vie: tu es la vie. Tu nous pénètres d'un plaisir qui ne s'explique point par les sens. [...] »</text:p>
      <text:p text:style-name="P7">d'après Antoine de Saint-Exupéry, Terre des Hommes.</text:p>
      <text:p text:style-name="P7"><text:span text:style-name="Strong_20_Emphasis"/></text:p>
      <text:p text:style-name="P12"><text:span text:style-name="Strong_20_Emphasis"><text:span text:style-name="T29">----</text:span></text:span><text:span text:style-name="Strong_20_Emphasis"> </text:span><text:span text:style-name="Strong_20_Emphasis"><text:span text:style-name="T1">semaine n°2</text:span></text:span><text:span text:style-name="Strong_20_Emphasis"> [</text:span><text:span text:style-name="Strong_20_Emphasis"><text:span text:style-name="T28">11</text:span></text:span><text:span text:style-name="Strong_20_Emphasis">/01 → </text:span><text:span text:style-name="Strong_20_Emphasis"><text:span text:style-name="T28">15</text:span></text:span><text:span text:style-name="Strong_20_Emphasis">/01] </text:span><text:span text:style-name="Strong_20_Emphasis"><text:span text:style-name="T29">----</text:span></text:span></text:p>
      <text:p text:style-name="P19"><text:span text:style-name="Strong_20_Emphasis"/></text:p>
      <text:p text:style-name="P43"><text:span text:style-name="Strong_20_Emphasis"><text:span text:style-name="T36">cas particulier : vous ne pouvez pas participer aux cours en visio-conférence</text:span></text:span></text:p>
      <text:p text:style-name="P43"><text:span text:style-name="Strong_20_Emphasis"><text:span text:style-name="T36">Dans ce cas, </text:span></text:span></text:p>
      <text:p text:style-name="P4"><text:span text:style-name="Strong_20_Emphasis"><text:span text:style-name="T5">■ </text:span></text:span><text:span text:style-name="Strong_20_Emphasis"><text:span text:style-name="T4">objectif principal de la semaine : réussir le devoir portant sur les natures grammaticales</text:span></text:span></text:p>
      <text:p text:style-name="P4"><text:span text:style-name="Strong_20_Emphasis"><text:span text:style-name="T5">■ </text:span></text:span><text:span text:style-name="Strong_20_Emphasis"><text:span text:style-name="T1">temps à consacrer à la révision : 2 heures</text:span></text:span></text:p>
      <text:p text:style-name="P32"><text:span text:style-name="Strong_20_Emphasis"><text:span text:style-name="T5">■ </text:span></text:span><text:span text:style-name="Strong_20_Emphasis"><text:span text:style-name="T6">matériel pédagogique requis : cahier</text:span></text:span></text:p>
      <text:p text:style-name="P5"><text:span text:style-name="Strong_20_Emphasis"><text:span text:style-name="T5">■ </text:span></text:span><text:span text:style-name="Strong_20_Emphasis"><text:span text:style-name="T1">Pour s’entraîner, relire le document donnant toutes les classes grammaticales à connaître</text:span></text:span></text:p>
      <text:p text:style-name="P5"><text:span text:style-name="Strong_20_Emphasis"><text:span text:style-name="T5">■ </text:span></text:span><text:span text:style-name="Strong_20_Emphasis"><text:span text:style-name="T8">Pour s’entraîner, </text:span></text:span><text:span text:style-name="Strong_20_Emphasis"><text:span text:style-name="T18">recopier le texte suivant, </text:span></text:span><text:span text:style-name="Strong_20_Emphasis"><text:span text:style-name="T8">chercher les </text:span></text:span><text:span text:style-name="Strong_20_Emphasis"><text:span text:style-name="T9">natures grammaticales des mots soulignés </text:span></text:span><text:span text:style-name="Strong_20_Emphasis"><text:span text:style-name="T10">et les écrire sous le mot :</text:span></text:span></text:p>
      <text:p text:style-name="P8"><text:span text:style-name="Strong_20_Emphasis"><text:span text:style-name="T20"><text:tab/></text:span></text:span><text:span text:style-name="Strong_20_Emphasis"><text:span text:style-name="T19">L</text:span></text:span><text:span text:style-name="Strong_20_Emphasis"><text:span text:style-name="T20">’</text:span></text:span><text:span text:style-name="Strong_20_Emphasis"><text:span text:style-name="T19">hôpital</text:span></text:span><text:span text:style-name="Strong_20_Emphasis"><text:span text:style-name="T20"> était une maison étroite </text:span></text:span><text:span text:style-name="Strong_20_Emphasis"><text:span text:style-name="T19">et</text:span></text:span><text:span text:style-name="Strong_20_Emphasis"><text:span text:style-name="T20"> basse, </text:span></text:span><text:span text:style-name="Strong_20_Emphasis"><text:span text:style-name="T19">à</text:span></text:span><text:span text:style-name="Strong_20_Emphasis"><text:span text:style-name="T20"> un seul étage, </text:span></text:span><text:span text:style-name="Strong_20_Emphasis"><text:span text:style-name="T19">avec</text:span></text:span><text:span text:style-name="Strong_20_Emphasis"><text:span text:style-name="T20"> un petit jardin. </text:span></text:span></text:p>
      <text:p text:style-name="Text_20_body"><text:tab/><text:span text:style-name="T35">Trois</text:span> jours après <text:span text:style-name="T35">son</text:span> arrivée, l’évêque visita l’hôpital. La visite <text:span text:style-name="T35">terminée</text:span>, il <text:span text:style-name="T35">fit</text:span> prier le directeur <text:span text:style-name="T35">de</text:span> vouloir bien venir <text:span text:style-name="T35">jusque</text:span> chez lui. </text:p>
      <text:p text:style-name="Text_20_body"><text:soft-page-break/>— <text:span text:style-name="T35">Monsieur</text:span> le directeur de l’hôpital, lui dit-<text:span text:style-name="T35">il</text:span>, combien en ce moment avez-vous de malades ? </text:p>
      <text:p text:style-name="Text_20_body">— <text:span text:style-name="T35">Vingt-six</text:span>, monseigneur. </text:p>
      <text:p text:style-name="Text_20_body">— C’est ce que j’avais compté, dit l’évêque.</text:p>
      <text:p text:style-name="P9"><text:span text:style-name="Strong_20_Emphasis"><text:span text:style-name="T20">Extrait des </text:span></text:span><text:span text:style-name="Strong_20_Emphasis"><text:span text:style-name="T21">Misérables </text:span></text:span><text:span text:style-name="Strong_20_Emphasis"><text:span text:style-name="T23">de Victor Hugo</text:span></text:span></text:p>
      <text:p text:style-name="P6"><text:span text:style-name="Strong_20_Emphasis"><text:span text:style-name="T5">■■</text:span></text:span><text:span text:style-name="Strong_20_Emphasis"><text:span text:style-name="T7"> si vous en avez le temps (15 minutes), vous pouvez essayer de chercher l</text:span></text:span><text:span text:style-name="Strong_20_Emphasis"><text:span text:style-name="T11">es groupes sujets dans les phrases suivantes :</text:span></text:span></text:p>
      <text:p text:style-name="Text_20_body">Il a été abattu par le bûcheron.</text:p>
      <text:p text:style-name="Text_20_body">Où sera-t-il demain ?</text:p>
      <text:p text:style-name="Text_20_body">Il pleut.</text:p>
      <text:p text:style-name="Text_20_body"/>
      <text:p text:style-name="P21"><text:span text:style-name="Strong_20_Emphasis"><text:span text:style-name="T29">----</text:span></text:span><text:span text:style-name="Strong_20_Emphasis"> </text:span><text:span text:style-name="Strong_20_Emphasis"><text:span text:style-name="T1">semaine n°3</text:span></text:span><text:span text:style-name="Strong_20_Emphasis"> [</text:span><text:span text:style-name="Strong_20_Emphasis"><text:span text:style-name="T28">18</text:span></text:span><text:span text:style-name="Strong_20_Emphasis">/01 → </text:span><text:span text:style-name="Strong_20_Emphasis"><text:span text:style-name="T38">22</text:span></text:span><text:span text:style-name="Strong_20_Emphasis">/01] </text:span><text:span text:style-name="Strong_20_Emphasis"><text:span text:style-name="T29">----</text:span></text:span></text:p>
      <text:p text:style-name="P21"><text:span text:style-name="Strong_20_Emphasis"/></text:p>
      <text:p text:style-name="P45"><text:span text:style-name="Strong_20_Emphasis"><text:span text:style-name="T36">cas particulier : vous ne pouvez pas participer aux cours en visio-conférence</text:span></text:span></text:p>
      <text:p text:style-name="P45"><text:span text:style-name="Strong_20_Emphasis"><text:span text:style-name="T36">Dans ce cas, </text:span></text:span></text:p>
      <text:p text:style-name="P34"><text:span text:style-name="Strong_20_Emphasis"><text:span text:style-name="T5">■ </text:span></text:span><text:span text:style-name="Strong_20_Emphasis"><text:span text:style-name="T4">objectif principal de la semaine : réviser les fonctions vues en cours (sujet, COD, COI, attribut du sujet)</text:span></text:span></text:p>
      <text:p text:style-name="P34"><text:span text:style-name="Strong_20_Emphasis"><text:span text:style-name="T5">■ </text:span></text:span><text:span text:style-name="Strong_20_Emphasis"><text:span text:style-name="T1">temps à consacrer au travail : 2 heures</text:span></text:span></text:p>
      <text:p text:style-name="P34"><text:span text:style-name="Strong_20_Emphasis"><text:span text:style-name="T5">■ </text:span></text:span><text:span text:style-name="Strong_20_Emphasis"><text:span text:style-name="T6">matériel pédagogique requis : cahier</text:span></text:span></text:p>
      <text:p text:style-name="P36"><text:span text:style-name="Strong_20_Emphasis"><text:span text:style-name="T5">■ </text:span></text:span><text:span text:style-name="Strong_20_Emphasis"><text:span text:style-name="T8">Pour s’entraîner, </text:span></text:span><text:span text:style-name="Strong_20_Emphasis"><text:span text:style-name="T16">relire le cours sur les fonctions </text:span></text:span><text:span text:style-name="Strong_20_Emphasis"><text:span text:style-name="T5">(sujet, COD, COI, attribut du sujet)</text:span></text:span></text:p>
      <text:p text:style-name="P37"><text:span text:style-name="Strong_20_Emphasis"><text:span text:style-name="T5">■ </text:span></text:span><text:span text:style-name="Strong_20_Emphasis"><text:span text:style-name="T8">Pour s’entraîner, </text:span></text:span><text:span text:style-name="Strong_20_Emphasis"><text:span text:style-name="T18">recopier le texte suivant, </text:span></text:span><text:span text:style-name="Strong_20_Emphasis"><text:span text:style-name="T8">chercher les </text:span></text:span><text:span text:style-name="Strong_20_Emphasis"><text:span text:style-name="T15">fonctions</text:span></text:span><text:span text:style-name="Strong_20_Emphasis"><text:span text:style-name="T9"> des mots soulignés </text:span></text:span><text:span text:style-name="Strong_20_Emphasis"><text:span text:style-name="T10">et les écrire sous le mot :</text:span></text:span></text:p>
      <text:p text:style-name="P39"><text:span text:style-name="Strong_20_Emphasis"><text:span text:style-name="T20"><text:tab/></text:span></text:span><text:span text:style-name="Strong_20_Emphasis"><text:span text:style-name="T19">L’hôpital</text:span></text:span><text:span text:style-name="Strong_20_Emphasis"><text:span text:style-name="T20"> était </text:span></text:span><text:span text:style-name="Strong_20_Emphasis"><text:span text:style-name="T19">une maison étroite et basse, à un seul étage, avec un petit jardin</text:span></text:span><text:span text:style-name="Strong_20_Emphasis"><text:span text:style-name="T20">. </text:span></text:span></text:p>
      <text:p text:style-name="P40"><text:tab/>Trois jours après son arrivée, <text:span text:style-name="T35">l’évêque</text:span> visita <text:span text:style-name="T35">l’hôpital</text:span>. La visite terminée, <text:span text:style-name="T35">il</text:span> fit prier <text:span text:style-name="T35">le directeur</text:span> de vouloir bien venir jusque chez lui. </text:p>
      <text:p text:style-name="P40">— Monsieur le directeur de l’hôpital, <text:span text:style-name="T35">lui</text:span> dit-<text:span text:style-name="T35">il</text:span>, combien en ce moment avez-<text:span text:style-name="T35">vous</text:span> <text:span text:style-name="T35">de malades</text:span> ? </text:p>
      <text:p text:style-name="P40">— Vingt-six, monseigneur. </text:p>
      <text:p text:style-name="P40">— C’est ce que j’avais compté, dit <text:span text:style-name="T35">l’évêque</text:span>.</text:p>
      <text:p text:style-name="P35"><text:span text:style-name="Strong_20_Emphasis"><text:span text:style-name="T20">Extrait des </text:span></text:span><text:span text:style-name="Strong_20_Emphasis"><text:span text:style-name="T21">Misérables </text:span></text:span><text:span text:style-name="Strong_20_Emphasis"><text:span text:style-name="T23">de Victor Hugo</text:span></text:span></text:p>
      <text:p text:style-name="P30"><text:span text:style-name="Strong_20_Emphasis"><text:span text:style-name="T5">■■</text:span></text:span><text:span text:style-name="Strong_20_Emphasis"><text:span text:style-name="T7"> si vous en avez le temps (15 minutes), vous pouvez essayer </text:span></text:span><text:span text:style-name="Strong_20_Emphasis"><text:span text:style-name="T17">de chercher dans </text:span></text:span><text:span text:style-name="Strong_20_Emphasis"><text:span text:style-name="T22">Contes à l’Envers</text:span></text:span><text:span text:style-name="Strong_20_Emphasis"><text:span text:style-name="T24"> trois phrases dont lesquelles vous reconnaissez un sujet, un COD, un COI et un attribut du sujet. </text:span></text:span><text:span text:style-name="Strong_20_Emphasis"><text:span text:style-name="T25">Recopiez ces phrases (avec un ordinateur ou sur une feuille), soulignez-en les fonctions et écrivez les fonctions sous les mots.</text:span></text:span></text:p>
      <text:p text:style-name="P22"><text:span text:style-name="Strong_20_Emphasis"><text:span text:style-name="T29">----</text:span></text:span><text:span text:style-name="Strong_20_Emphasis"> </text:span><text:span text:style-name="Strong_20_Emphasis"><text:span text:style-name="T1">semaine n°4</text:span></text:span><text:span text:style-name="Strong_20_Emphasis"> [</text:span><text:span text:style-name="Strong_20_Emphasis"><text:span text:style-name="T39">25</text:span></text:span><text:span text:style-name="Strong_20_Emphasis">/01 → </text:span><text:span text:style-name="Strong_20_Emphasis"><text:span text:style-name="T38">29</text:span></text:span><text:span text:style-name="Strong_20_Emphasis">/01] </text:span><text:span text:style-name="Strong_20_Emphasis"><text:span text:style-name="T29">----</text:span></text:span></text:p>
      <text:p text:style-name="P22"><text:span text:style-name="Strong_20_Emphasis"/></text:p>
      <text:p text:style-name="P46"><text:span text:style-name="Strong_20_Emphasis"><text:span text:style-name="T36">cas particulier : vous ne pouvez pas participer aux cours en visio-conférence</text:span></text:span></text:p>
      <text:p text:style-name="P46"><text:soft-page-break/><text:span text:style-name="Strong_20_Emphasis"><text:span text:style-name="T36">Dans ce cas, </text:span></text:span></text:p>
      <text:p text:style-name="P37"><text:span text:style-name="Strong_20_Emphasis"><text:span text:style-name="T5">■ </text:span></text:span><text:span text:style-name="Strong_20_Emphasis"><text:span text:style-name="T4">objectif principal de la semaine : réviser les fonctions vues en cours (sujet, COD, COI, attribut du sujet, compléments de phrase)</text:span></text:span></text:p>
      <text:p text:style-name="P37"><text:span text:style-name="Strong_20_Emphasis"><text:span text:style-name="T5">■ </text:span></text:span><text:span text:style-name="Strong_20_Emphasis"><text:span text:style-name="T1">temps à consacrer au travail : 2 heures</text:span></text:span></text:p>
      <text:p text:style-name="P37"><text:span text:style-name="Strong_20_Emphasis"><text:span text:style-name="T5">■ </text:span></text:span><text:span text:style-name="Strong_20_Emphasis"><text:span text:style-name="T6">matériel pédagogique requis : cahier</text:span></text:span></text:p>
      <text:p text:style-name="P37"><text:span text:style-name="Strong_20_Emphasis"><text:span text:style-name="T5">■ </text:span></text:span><text:span text:style-name="Strong_20_Emphasis"><text:span text:style-name="T8">Pour s’entraîner, </text:span></text:span><text:span text:style-name="Strong_20_Emphasis"><text:span text:style-name="T16">relire le cours sur les fonctions </text:span></text:span><text:span text:style-name="Strong_20_Emphasis"><text:span text:style-name="T5">(sujet, COD, COI, attribut du sujet, </text:span></text:span><text:span text:style-name="Strong_20_Emphasis"><text:span text:style-name="T18">compléments de phrase</text:span></text:span><text:span text:style-name="Strong_20_Emphasis"><text:span text:style-name="T5">)</text:span></text:span></text:p>
      <text:p text:style-name="P37"><text:span text:style-name="Strong_20_Emphasis"><text:span text:style-name="T5">■ </text:span></text:span><text:span text:style-name="Strong_20_Emphasis"><text:span text:style-name="T8">Pour s’entraîner, chercher les </text:span></text:span><text:span text:style-name="Strong_20_Emphasis"><text:span text:style-name="T15">fonctions</text:span></text:span><text:span text:style-name="Strong_20_Emphasis"><text:span text:style-name="T9"> des mots soulignés </text:span></text:span><text:span text:style-name="Strong_20_Emphasis"><text:span text:style-name="T10">et les écrire sous le mot :</text:span></text:span></text:p>
      <text:p text:style-name="P37"><text:span text:style-name="Strong_20_Emphasis"><text:span text:style-name="T20"/></text:span></text:p>
      <text:p text:style-name="P41"/>
      <text:p text:style-name="P20"><text:span text:style-name="Strong_20_Emphasis"><text:span text:style-name="T29">---- </text:span></text:span><text:span text:style-name="Strong_20_Emphasis"><text:span text:style-name="T30">semaine n°</text:span></text:span><text:span text:style-name="Strong_20_Emphasis"><text:span text:style-name="T33">5</text:span></text:span><text:span text:style-name="Strong_20_Emphasis"><text:span text:style-name="T29"> [</text:span></text:span><text:span text:style-name="Strong_20_Emphasis"><text:span text:style-name="T32">01</text:span></text:span><text:span text:style-name="Strong_20_Emphasis"><text:span text:style-name="T29">/0</text:span></text:span><text:span text:style-name="Strong_20_Emphasis"><text:span text:style-name="T32">2</text:span></text:span><text:span text:style-name="Strong_20_Emphasis"><text:span text:style-name="T29"> → </text:span></text:span><text:span text:style-name="Strong_20_Emphasis"><text:span text:style-name="T32">0</text:span></text:span><text:span text:style-name="Strong_20_Emphasis"><text:span text:style-name="T31">5</text:span></text:span><text:span text:style-name="Strong_20_Emphasis"><text:span text:style-name="T29">/0</text:span></text:span><text:span text:style-name="Strong_20_Emphasis"><text:span text:style-name="T32">2</text:span></text:span><text:span text:style-name="Strong_20_Emphasis"><text:span text:style-name="T29">] ----</text:span></text:span></text:p>
      <text:p text:style-name="P20"/>
      <text:p text:style-name="P44"><text:span text:style-name="Strong_20_Emphasis"><text:span text:style-name="T36">cas particulier : vous ne pouvez pas participer aux cours en visio-conférence</text:span></text:span></text:p>
      <text:p text:style-name="P44"><text:span text:style-name="Strong_20_Emphasis"><text:span text:style-name="T36">Dans ce cas, </text:span></text:span></text:p>
      <text:p text:style-name="P26"><text:span text:style-name="Strong_20_Emphasis"><text:span text:style-name="T5">■ </text:span></text:span><text:span text:style-name="Strong_20_Emphasis"><text:span text:style-name="T4">objectif principal de la semaine : avancer dans la préparation de l’exposé consacré à une femme d’exception</text:span></text:span></text:p>
      <text:p text:style-name="P26"><text:span text:style-name="Strong_20_Emphasis"><text:span text:style-name="T5">■ </text:span></text:span><text:span text:style-name="Strong_20_Emphasis"><text:span text:style-name="T1">temps à consacrer : 2 heures</text:span></text:span></text:p>
      <text:p text:style-name="P33"><text:span text:style-name="Strong_20_Emphasis"><text:span text:style-name="T5">■ </text:span></text:span><text:span text:style-name="Strong_20_Emphasis"><text:span text:style-name="T6">matériel pédagogique requis : cahier, accès internet pour </text:span></text:span><text:span text:style-name="Strong_20_Emphasis"><text:span text:style-name="T14">consulter une encyclopédie en ligne</text:span></text:span></text:p>
      <text:p text:style-name="P28"><text:span text:style-name="Strong_20_Emphasis"><text:span text:style-name="T5">■ </text:span></text:span><text:span text:style-name="Strong_20_Emphasis"><text:span text:style-name="T12">Vous avez choisi de travailler sur une femme célèbre. Consulter dans Wikipedia ou dans une autre encyclopédie l’article consacré à cette femme. Répondre aux questions suivantes dans un document texte (sur ordinateur) ou sur une feuille simple :</text:span></text:span></text:p>
      <text:p text:style-name="P29"><text:span text:style-name="Strong_20_Emphasis"><text:span text:style-name="T26">(a) Où est née la personne dont vous vous occupez ? Dans quel pays ?</text:span></text:span></text:p>
      <text:p text:style-name="P29"><text:span text:style-name="Strong_20_Emphasis"><text:span text:style-name="T26">(b) Quand est née la personne dont vous vous occupez ?</text:span></text:span></text:p>
      <text:p text:style-name="P29"><text:span text:style-name="Strong_20_Emphasis"><text:span text:style-name="T26">(c) Qu’a-t-elle fait d’extraordinaire dans sa vie ? A-t-elle réussi des études difficiles ? A-t-elle atteint un objectif difficile ? A-t-elle gagné un prix ?</text:span></text:span></text:p>
      <text:p text:style-name="P29"><text:span text:style-name="Strong_20_Emphasis"><text:span text:style-name="T26">(d) Pourquoi appréciez-vous cette personne ?</text:span></text:span></text:p>
      <text:p text:style-name="P27"><text:span text:style-name="Strong_20_Emphasis"><text:span text:style-name="T5">■■</text:span></text:span><text:span text:style-name="Strong_20_Emphasis"><text:span text:style-name="T7"> si vous en avez le temps (15 minutes), vous pouvez chercher </text:span></text:span><text:span text:style-name="Strong_20_Emphasis"><text:span text:style-name="T11">l</text:span></text:span><text:span text:style-name="Strong_20_Emphasis"><text:span text:style-name="T13">a définition des mots suivants : (a) misogynie (b) discrimination (c) machisme</text:span></text:span></text:p>
      <text:p text:style-name="P20"/>
      <text:p text:style-name="P15">S03 [18/01 → 22/01]</text:p>
      <text:p text:style-name="P15">S04 [25/01 → 29/01]</text:p>
      <text:p text:style-name="P15">S05 [01/02 → 05/0<text:span text:style-name="T37">2</text:span>]</text:p>
      <text:p text:style-name="P15">S06 [08/02 → 12/0<text:span text:style-name="T37">2</text:span>]</text:p>
      <text:p text:style-name="P15">S07 [15/02 → 19/0<text:span text:style-name="T37">2</text:span>]</text:p>
      <text:p text:style-name="P15">S08 [22/02 → 26/01] : vacances de février</text:p>
      <text:p text:style-name="P15">S09 [01/03 → 05/03] : vacances de février</text:p>
      <text:p text:style-name="P15">S10 [08/03 → 12/03]</text:p>
      <text:p text:style-name="P17"><text:soft-page-break/></text:p>
      <text:p text:style-name="P38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8:26:48.599200072</meta:creation-date>
    <dc:date>2021-02-14T21:45:41.785157773</dc:date>
    <meta:editing-duration>PT4H30M58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4" meta:paragraph-count="75" meta:word-count="933" meta:character-count="5407" meta:non-whitespace-character-count="4526"/>
  </office:meta>
</office:document-meta>
</file>